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900000041A430AE835373C844F.png" manifest:media-type="image/png"/>
  <manifest:file-entry manifest:full-path="Pictures/10000201000006900000041A6580668AFB17A7B4.png" manifest:media-type="image/png"/>
  <manifest:file-entry manifest:full-path="Pictures/10000201000006900000041A08BFC7CF0ECD98A7.png" manifest:media-type="image/png"/>
  <manifest:file-entry manifest:full-path="Pictures/10000201000006900000041A04C3F002105FB80A.png" manifest:media-type="image/png"/>
  <manifest:file-entry manifest:full-path="Pictures/10000201000006900000041AAD0FAB5A8725DD80.png" manifest:media-type="image/png"/>
  <manifest:file-entry manifest:full-path="Pictures/10000201000006900000041A2BCCADCB3B9AED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32cm, 10.753cm, 4.433cm, 10.4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23cm, 6.565cm, 1.208cm, 5.2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87cm, 5.833cm, 2.025cm, 4.9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01cm, 5.562cm, 1.005cm, 5.3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73cm, 6.526cm, 0.443cm, 6.06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235cm, 5.883cm, 1.87cm, 5.1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0.152cm" svg:y="0.169cm" svg:width="4.498cm" svg:height="3.293cm" draw:z-index="0"><draw:image xlink:href="Pictures/10000201000006900000041AAD0FAB5A8725DD80.png" xlink:type="simple" xlink:show="embed" xlink:actuate="onLoad" loext:mime-type="image/png"/></draw:frame><draw:frame draw:style-name="fr2" draw:name="Image2" text:anchor-type="paragraph" svg:x="5.722cm" svg:y="0.079cm" svg:width="6.399cm" svg:height="4.415cm" draw:z-index="1"><draw:image xlink:href="Pictures/10000201000006900000041A2BCCADCB3B9AED59.png" xlink:type="simple" xlink:show="embed" xlink:actuate="onLoad" loext:mime-type="image/png"/></draw:frame><draw:frame draw:style-name="fr3" draw:name="Image3" text:anchor-type="paragraph" svg:x="13.012cm" svg:y="0.716cm" svg:width="5.364cm" svg:height="3.644cm" draw:z-index="2"><draw:image xlink:href="Pictures/10000201000006900000041A04C3F002105FB80A.png" xlink:type="simple" xlink:show="embed" xlink:actuate="onLoad" loext:mime-type="image/png"/></draw:frame></text:p>
      <text:p text:style-name="P2"><draw:frame draw:style-name="fr4" draw:name="Image4" text:anchor-type="paragraph" svg:x="12.448cm" svg:y="1.275cm" svg:width="6.047cm" svg:height="4.145cm" draw:z-index="3"><draw:image xlink:href="Pictures/10000201000006900000041A6580668AFB17A7B4.png" xlink:type="simple" xlink:show="embed" xlink:actuate="onLoad" loext:mime-type="image/png"/></draw:frame><draw:frame draw:style-name="fr5" draw:name="Image5" text:anchor-type="paragraph" svg:x="6.869cm" svg:y="1.452cm" svg:width="4.572cm" svg:height="3.482cm" draw:z-index="4"><draw:image xlink:href="Pictures/10000201000006900000041A430AE835373C844F.png" xlink:type="simple" xlink:show="embed" xlink:actuate="onLoad" loext:mime-type="image/png"/></draw:frame><draw:frame draw:style-name="fr6" draw:name="Image6" text:anchor-type="paragraph" svg:x="0.811cm" svg:y="1.891cm" svg:width="4.514cm" svg:height="2.925cm" draw:z-index="5"><draw:image xlink:href="Pictures/10000201000006900000041A08BFC7CF0ECD98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14:40.917313084</meta:creation-date>
    <dc:date>2019-09-17T18:28:55.412623376</dc:date>
    <meta:editing-duration>PT3M54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